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89eba" officeooo:paragraph-rsid="00189eba"/>
    </style:style>
    <style:style style:name="P2" style:family="paragraph" style:parent-style-name="Standard">
      <style:text-properties officeooo:rsid="001a1375" officeooo:paragraph-rsid="001a1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No agendamento, quando selecionar o médico, deve-se incluir somente os convênios que o profissional possuir no campo de convênios;</text:p>
      <text:p text:style-name="P2"/>
      <text:p text:style-name="P2">Incluir na relação de procedimentos: 2 campos a) convênio do procedimento e b) código corresp. TISS</text:p>
      <text:p text:style-name="P1"/>
      <text:p text:style-name="P1"/>
      <text:p text:style-name="P1"/>
      <text:p text:style-name="P1">Data do atendimento</text:p>
      <text:p text:style-name="P1"/>
      <text:p text:style-name="P1">Totais de pacientes </text:p>
      <text:p text:style-name="P1">Para o dia: 0</text:p>
      <text:p text:style-name="P1">Atendidos: 0</text:p>
      <text:p text:style-name="P1">Aguardando atendimento: 0</text:p>
      <text:p text:style-name="P1">Chamar próxim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6T09:24:37.212385017</meta:creation-date>
    <dc:date>2015-07-06T12:18:56.536656186</dc:date>
    <meta:editing-duration>PT2H23M58S</meta:editing-duration>
    <meta:editing-cycles>1</meta:editing-cycles>
    <meta:document-statistic meta:table-count="0" meta:image-count="0" meta:object-count="0" meta:page-count="1" meta:paragraph-count="8" meta:word-count="52" meta:character-count="332" meta:non-whitespace-character-count="287"/>
    <meta:generator>LibreOffice/4.4.2.2$Linux_X86_64 LibreOffice_project/40m0$Build-2</meta:generator>
  </office:meta>
</office:document-meta>
</file>